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 svg:font-family="Lucidasans, 'Times New Roman'"/>
    <style:font-face style:name="Mangal1" svg:font-family="Mangal"/>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Text_20_body" style:list-style-name="WW8Num1"/>
    <style:style style:name="P3" style:family="paragraph" style:parent-style-name="Text_20_body">
      <style:paragraph-properties fo:margin-left="0cm" fo:margin-right="0cm" fo:text-indent="0cm" style:auto-text-indent="false"/>
    </style:style>
    <style:style style:name="T1" style:family="text">
      <style:text-properties style:text-position="super 58%"/>
    </style:style>
    <style:style style:name="T2" style:family="text">
      <style:text-properties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eeting Agenda</text:h>
      <text:p text:style-name="Text_20_body">Location: 4207</text:p>
      <text:p text:style-name="Text_20_body">Date: 4<text:span text:style-name="T1">th</text:span> May 2011</text:p>
      <text:p text:style-name="Text_20_body">Time: 14:29</text:p>
      <text:p text:style-name="Text_20_body">Facilitator: <text:span text:style-name="T2">Jennifer Panditha</text:span></text:p>
      <text:p text:style-name="Text_20_body">Participants: Robert Kaufmann, Jennifer Panditha and Boel Nelson.</text:p>
      <text:list xml:id="list35389827" text:style-name="WW8Num1">
        <text:list-item>
          <text:p text:style-name="P2">Objectives</text:p>
        </text:list-item>
      </text:list>
      <text:p text:style-name="Text_20_body">What is done?</text:p>
      <text:p text:style-name="Text_20_body">Who are responsible for the test classes?</text:p>
      <text:p text:style-name="Text_20_body">Which use cases are we aiming to implement completely?</text:p>
      <text:p text:style-name="Text_20_body">Our plans for completing the SDD</text:p>
      <text:p text:style-name="Text_20_body">Presentation of the project</text:p>
      <text:p text:style-name="Text_20_body"/>
      <text:list xml:id="list35418630" text:continue-numbering="true" text:style-name="WW8Num1">
        <text:list-item>
          <text:p text:style-name="P2">Reports</text:p>
        </text:list-item>
      </text:list>
      <text:p text:style-name="Text_20_body">The draw class is almost done. There are few more components to draw for the US standard. Components for the IEC standard are fully implemented.</text:p>
      <text:p text:style-name="Text_20_body">Use cases for connecting components, opening workspaces, saving all workspaces and saving active workspace are implemented.</text:p>
      <text:p text:style-name="Text_20_body">Test classes are being implemented with the help of JUnit.</text:p>
      <text:p text:style-name="Text_20_body"/>
      <text:list xml:id="list35408880" text:continue-numbering="true" text:style-name="WW8Num1">
        <text:list-item>
          <text:p text:style-name="P2">Discussion items</text:p>
        </text:list-item>
      </text:list>
      <text:p text:style-name="Text_20_body">It is decided that all our use cases that are prioritized as high or medium are fully implemented by the end of this week. </text:p>
      <text:p text:style-name="Text_20_body">Test classes are to be implemented in the next week after the implementation of the use cases so that we have enough time to implement all the use cases that we have intended to have in our application. </text:p>
      <text:p text:style-name="Text_20_body"/>
      <text:p text:style-name="Text_20_body">The SDD is to be revised during Wednesday the 11<text:span text:style-name="T1">th</text:span> of May.</text:p>
      <text:p text:style-name="Text_20_body">During the next week, we will be planning our presentation of the project.</text:p>
      <text:p text:style-name="Text_20_body"/>
      <text:list xml:id="list35398296" text:continue-numbering="true" text:style-name="WW8Num1">
        <text:list-item>
          <text:p text:style-name="P2">Outcomes and assignments</text:p>
        </text:list-item>
      </text:list>
      <text:p text:style-name="P3">Boel and Jennifer: <text:s/>implement copy, cut and paste use cases</text:p>
      <text:p text:style-name="P3">Jennifer: implement the remaining components to draw in the US standard</text:p>
      <text:p text:style-name="P3">Robert: checks for errors in the updating method in the Model class</text:p>
      <text:list xml:id="list35417946" text:continue-numbering="true" text:style-name="WW8Num1">
        <text:list-item>
          <text:p text:style-name="P2">Wrap up</text:p>
        </text:list-item>
      </text:list>
      <text:p text:style-name="Standard">Our next meeting will be held on the 12<text:span text:style-name="T1">th</text:span> of M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 svg:font-family="Lucidasans, 'Times New Roman'"/>
    <style:font-face style:name="Mangal1" svg:font-family="Mangal"/>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sv" fo:country="S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Nimbus Roman No9 L" fo:font-size="12pt" fo:language="en" fo:country="US" style:letter-kerning="true" style:font-name-asian="Nimbus Sans L" style:font-size-asian="12pt" style:font-name-complex="Lucidasans"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423cm" fo:margin-bottom="0.212cm" fo:keep-with-next="always"/>
      <style:text-properties style:font-name="Nimbus Sans L" fo:font-size="14pt" fo:font-weight="bold" style:font-size-asian="14pt" style:font-weight-asian="bold" style:font-size-complex="14pt" style:font-weight-complex="bold"/>
    </style:style>
    <style:style style:name="Standardstycketeckensnitt" style:family="text"/>
    <style:style style:name="Rubrik_20_1_20_Char" style:display-name="Rubrik 1 Char" style:family="text" style:parent-style-name="Standardstycketeckensnitt">
      <style:text-properties style:font-name="Nimbus Sans L" fo:font-size="14pt" fo:language="en" fo:country="US" fo:font-weight="bold" style:letter-kerning="true" style:font-name-asian="Nimbus Sans L" style:font-size-asian="14pt" style:font-weight-asian="bold" style:font-name-complex="Lucidasans"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nnifer</meta:initial-creator>
    <meta:creation-date>2011-05-09T15:52:00</meta:creation-date>
    <dc:creator>Robert Kaufmann</dc:creator>
    <dc:date>2011-05-22T15:27:58.76</dc:date>
    <meta:editing-cycles>2</meta:editing-cycles>
    <meta:editing-duration>PT39M</meta:editing-duration>
    <meta:document-statistic meta:table-count="0" meta:image-count="0" meta:object-count="0" meta:page-count="1" meta:paragraph-count="27" meta:word-count="246" meta:character-count="1422"/>
    <meta:generator>OpenOffice.org/3.3$Win32 OpenOffice.org_project/330m20$Build-9567</meta:generator>
  </office:meta>
</office:document-meta>
</file>